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6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7" style:family="paragraph" style:parent-style-name="Standard"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Symbol" style:font-style-complex="italic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font-style="italic" style:font-style-asian="italic" style:font-name-complex="Symbol" style:font-style-complex="italic"/>
    </style:style>
    <style:style style:name="T15" style:family="text">
      <style:text-properties fo:font-style="italic" style:font-name-asian="Times New Roman" style:font-style-asian="italic" style:font-name-complex="Times New Roman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9" style:family="text">
      <style:text-properties style:text-position="sub 58%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 style:font-name-complex="Tahoma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use-window-font-color="true" style:font-name="Arial" fo:font-size="10pt" style:font-size-asian="10pt" style:font-name-complex="Arial" style:font-size-complex="10pt"/>
    </style:style>
    <style:style style:name="T35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6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underline-style="solid" style:text-underline-width="auto" style:text-underline-color="font-color"/>
    </style:style>
    <style:style style:name="T4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9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50" style:family="text">
      <style:text-properties style:text-position="super 58%"/>
    </style:style>
    <style:style style:name="T51" style:family="text">
      <style:text-properties style:text-position="0% 100%"/>
    </style:style>
    <style:style style:name="T52" style:family="text">
      <style:text-properties style:text-position="0% 100%" style:font-name-asian="Times New Roman" style:font-name-complex="Times New Roman"/>
    </style:style>
    <style:style style:name="T53" style:family="text">
      <style:text-properties style:font-name-complex="Tahoma"/>
    </style:style>
    <style:style style:name="T54" style:family="text">
      <style:text-properties style:font-name-asian="Times New Roman" style:font-name-complex="Times New Roman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3in" draw:visible-area-height="1.846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8">ПРОТОКОЛ ПРОВЕРКИ</text:p>
      <text:p text:style-name="P7"/>
      <text:p text:style-name="P15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8"/>
      <text:p text:style-name="P8"><text:span text:style-name="T29">Тип: </text:span><text:span text:style-name="T28">БДК</text:span><text:span text:style-name="T30">Н</text:span><text:span text:style-name="T28">-04 </text:span></text:p>
      <text:p text:style-name="P10"/>
      <text:p text:style-name="P8"><text:span text:style-name="T29">з/н: </text:span><text:span text:style-name="T28">$serial</text:span><text:span text:style-name="T31"><text:tab/></text:span></text:p>
      <text:p text:style-name="P14"/>
      <text:p text:style-name="P51">Диапазон измерения мощности дозы нейтронного излучения:</text:p>
      <text:p text:style-name="P17"><text:span text:style-name="T34">БДКН</text:span><text:span text:style-name="T35">-04:</text:span><text:span text:style-name="T34"> 0.1 мкЗв/ч – 10.0 мЗв/ч;</text:span></text:p>
      <text:p text:style-name="P16"/>
      <text:p text:style-name="P6">Относительная погрешность измерения:</text:p>
      <text:p text:style-name="P5"><text:span text:style-name="T39">БДКН</text:span><text:span text:style-name="T49">-04:</text:span><text:span text:style-name="T39"> </text:span><text:span text:style-name="T27">± </text:span><text:span text:style-name="T24">20</text:span><text:span text:style-name="T27"> %</text:span></text:p>
      <text:p text:style-name="P9"/>
      <text:p text:style-name="P4">Условия эксплуатации:</text:p>
      <text:p text:style-name="P28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29"><text:span text:style-name="T7">- <text:s/></text:span><text:span text:style-name="T4">Атмосферное давление<text:tab/><text:tab/><text:tab/><text:tab/>98,5 </text:span><text:span text:style-name="T7">kPa</text:span></text:p>
      <text:p text:style-name="P29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29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5">Эталонные средства измерений:</text:p>
      <text:p text:style-name="P30"><text:span text:style-name="T7">- <text:s/></text:span><text:span text:style-name="T32">$facility_14</text:span><text:span text:style-name="T33">0;</text:span></text:p>
      <text:p text:style-name="P31"/>
      <text:p text:style-name="P32"/>
      <text:p text:style-name="P32">Данные проверки</text:p>
      <text:p text:style-name="P33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1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1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1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1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1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1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1.B3" office:value-type="string">
            <text:p text:style-name="P13">$<text:span text:style-name="T23">1</text:span>-00</text:p>
          </table:table-cell>
          <table:table-cell table:style-name="t1.B3" office:value-type="string">
            <text:p text:style-name="P13">$<text:span text:style-name="T23">1</text:span>-01</text:p>
          </table:table-cell>
          <table:table-cell table:style-name="t1.B3" office:value-type="string">
            <text:p text:style-name="P13">$<text:span text:style-name="T23">1</text:span>-02</text:p>
          </table:table-cell>
          <table:table-cell table:style-name="t1.B3" office:value-type="string">
            <text:p text:style-name="P13">$<text:span text:style-name="T23">1</text:span>-03</text:p>
          </table:table-cell>
          <table:table-cell table:style-name="t1.F3" office:value-type="string">
            <text:p text:style-name="P13">$<text:span text:style-name="T23">1</text:span>-04</text:p>
          </table:table-cell>
        </table:table-row>
        <table:table-row>
          <table:table-cell table:style-name="t1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1.B3" office:value-type="string">
            <text:p text:style-name="P12"/>
            <text:p text:style-name="P11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1.B8" office:value-type="string">
            <text:p text:style-name="P12"/>
          </table:table-cell>
          <table:table-cell table:style-name="t1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2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2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2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2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2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2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2.B3" office:value-type="string">
            <text:p text:style-name="P12"/>
          </table:table-cell>
          <table:table-cell table:style-name="t2.B3" office:value-type="string">
            <text:p text:style-name="P13">$2-61</text:p>
            <text:p text:style-name="P13">$2-71</text:p>
            <text:p text:style-name="P13">$2-81</text:p>
          </table:table-cell>
          <table:table-cell table:style-name="t2.B3" office:value-type="string">
            <text:p text:style-name="P13">$2-62</text:p>
            <text:p text:style-name="P13">$2-72</text:p>
            <text:p text:style-name="P13">$2-82</text:p>
          </table:table-cell>
          <table:table-cell table:style-name="t2.B3" office:value-type="string">
            <text:p text:style-name="P13">$2-63</text:p>
            <text:p text:style-name="P13">$2-73</text:p>
            <text:p text:style-name="P13">$2-83</text:p>
          </table:table-cell>
          <table:table-cell table:style-name="t2.F3" office:value-type="string">
            <text:p text:style-name="P13">$2-64</text:p>
            <text:p text:style-name="P13">$2-74</text:p>
            <text:p text:style-name="P13">$2-84</text:p>
          </table:table-cell>
        </table:table-row>
        <table:table-row>
          <table:table-cell table:style-name="t2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2.B3" office:value-type="string">
            <text:p text:style-name="P13">$2-00</text:p>
          </table:table-cell>
          <table:table-cell table:style-name="t2.B3" office:value-type="string">
            <text:p text:style-name="P13">$2-01</text:p>
          </table:table-cell>
          <table:table-cell table:style-name="t2.B3" office:value-type="string">
            <text:p text:style-name="P13">$2-02</text:p>
          </table:table-cell>
          <table:table-cell table:style-name="t2.B3" office:value-type="string">
            <text:p text:style-name="P13">$2-03</text:p>
          </table:table-cell>
          <table:table-cell table:style-name="t2.F3" office:value-type="string">
            <text:p text:style-name="P13">$2-04</text:p>
          </table:table-cell>
        </table:table-row>
        <table:table-row>
          <table:table-cell table:style-name="t2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2.B3" office:value-type="string">
            <text:p text:style-name="P12"/>
          </table:table-cell>
          <table:table-cell table:style-name="t2.B3" office:value-type="string">
            <text:p text:style-name="P13">$2-n21</text:p>
          </table:table-cell>
          <table:table-cell table:style-name="t2.B3" office:value-type="string">
            <text:p text:style-name="P13">$2-n22</text:p>
          </table:table-cell>
          <table:table-cell table:style-name="t2.B3" office:value-type="string">
            <text:p text:style-name="P13">$2-n23</text:p>
          </table:table-cell>
          <table:table-cell table:style-name="t2.F3" office:value-type="string">
            <text:p text:style-name="P13">$2-n24</text:p>
          </table:table-cell>
        </table:table-row>
        <table:table-row>
          <table:table-cell table:style-name="t2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2.B3" office:value-type="string">
            <text:p text:style-name="P12"/>
          </table:table-cell>
          <table:table-cell table:style-name="t2.B3" office:value-type="string">
            <text:p text:style-name="P13">$2-n31</text:p>
          </table:table-cell>
          <table:table-cell table:style-name="t2.B3" office:value-type="string">
            <text:p text:style-name="P13">$2-n32</text:p>
          </table:table-cell>
          <table:table-cell table:style-name="t2.B3" office:value-type="string">
            <text:p text:style-name="P13">$2-n33</text:p>
          </table:table-cell>
          <table:table-cell table:style-name="t2.F3" office:value-type="string">
            <text:p text:style-name="P13">$2-n34</text:p>
          </table:table-cell>
        </table:table-row>
        <table:table-row>
          <table:table-cell table:style-name="t2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2.B3" office:value-type="string">
            <text:p text:style-name="P12"/>
            <text:p text:style-name="P11"/>
          </table:table-cell>
          <table:table-cell table:style-name="t2.B3" office:value-type="string">
            <text:p text:style-name="P13">$2-n41</text:p>
          </table:table-cell>
          <table:table-cell table:style-name="t2.B3" office:value-type="string">
            <text:p text:style-name="P13">$2-n42</text:p>
          </table:table-cell>
          <table:table-cell table:style-name="t2.B3" office:value-type="string">
            <text:p text:style-name="P13">$2-n43</text:p>
          </table:table-cell>
          <table:table-cell table:style-name="t2.F3" office:value-type="string">
            <text:p text:style-name="P13">$2-n44</text:p>
          </table:table-cell>
        </table:table-row>
        <table:table-row table:style-name="t2.8">
          <table:table-cell table:style-name="t2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2.B8" office:value-type="string">
            <text:p text:style-name="P12"/>
          </table:table-cell>
          <table:table-cell table:style-name="t2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3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3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3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3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3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3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3.B3" office:value-type="string">
            <text:p text:style-name="P12"/>
          </table:table-cell>
          <table:table-cell table:style-name="t3.B3" office:value-type="string">
            <text:p text:style-name="P13">$3-61</text:p>
            <text:p text:style-name="P13">$3-71</text:p>
            <text:p text:style-name="P13">$3-81</text:p>
          </table:table-cell>
          <table:table-cell table:style-name="t3.B3" office:value-type="string">
            <text:p text:style-name="P13">$3-62</text:p>
            <text:p text:style-name="P13">$3-72</text:p>
            <text:p text:style-name="P13">$3-82</text:p>
          </table:table-cell>
          <table:table-cell table:style-name="t3.B3" office:value-type="string">
            <text:p text:style-name="P13">$3-63</text:p>
            <text:p text:style-name="P13">$3-73</text:p>
            <text:p text:style-name="P13">$3-83</text:p>
          </table:table-cell>
          <table:table-cell table:style-name="t3.F3" office:value-type="string">
            <text:p text:style-name="P13">$3-64</text:p>
            <text:p text:style-name="P13">$3-74</text:p>
            <text:p text:style-name="P13">$3-84</text:p>
          </table:table-cell>
        </table:table-row>
        <table:table-row>
          <table:table-cell table:style-name="t3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3.B3" office:value-type="string">
            <text:p text:style-name="P13">$3-00</text:p>
          </table:table-cell>
          <table:table-cell table:style-name="t3.B3" office:value-type="string">
            <text:p text:style-name="P13">$3-01</text:p>
          </table:table-cell>
          <table:table-cell table:style-name="t3.B3" office:value-type="string">
            <text:p text:style-name="P13">$3-02</text:p>
          </table:table-cell>
          <table:table-cell table:style-name="t3.B3" office:value-type="string">
            <text:p text:style-name="P13">$3-03</text:p>
          </table:table-cell>
          <table:table-cell table:style-name="t3.F3" office:value-type="string">
            <text:p text:style-name="P13">$3-04</text:p>
          </table:table-cell>
        </table:table-row>
        <table:table-row>
          <table:table-cell table:style-name="t3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3.B3" office:value-type="string">
            <text:p text:style-name="P12"/>
          </table:table-cell>
          <table:table-cell table:style-name="t3.B3" office:value-type="string">
            <text:p text:style-name="P13">$3-n21</text:p>
          </table:table-cell>
          <table:table-cell table:style-name="t3.B3" office:value-type="string">
            <text:p text:style-name="P13">$3-n22</text:p>
          </table:table-cell>
          <table:table-cell table:style-name="t3.B3" office:value-type="string">
            <text:p text:style-name="P13">$3-n23</text:p>
          </table:table-cell>
          <table:table-cell table:style-name="t3.F3" office:value-type="string">
            <text:p text:style-name="P13">$3-n24</text:p>
          </table:table-cell>
        </table:table-row>
        <table:table-row>
          <table:table-cell table:style-name="t3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3.B3" office:value-type="string">
            <text:p text:style-name="P12"/>
          </table:table-cell>
          <table:table-cell table:style-name="t3.B3" office:value-type="string">
            <text:p text:style-name="P13">$3-n31</text:p>
          </table:table-cell>
          <table:table-cell table:style-name="t3.B3" office:value-type="string">
            <text:p text:style-name="P13">$3-n32</text:p>
          </table:table-cell>
          <table:table-cell table:style-name="t3.B3" office:value-type="string">
            <text:p text:style-name="P13">$3-n33</text:p>
          </table:table-cell>
          <table:table-cell table:style-name="t3.F3" office:value-type="string">
            <text:p text:style-name="P13">$3-n34</text:p>
          </table:table-cell>
        </table:table-row>
        <table:table-row>
          <table:table-cell table:style-name="t3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3.B3" office:value-type="string">
            <text:p text:style-name="P12"/>
            <text:p text:style-name="P11"/>
          </table:table-cell>
          <table:table-cell table:style-name="t3.B3" office:value-type="string">
            <text:p text:style-name="P13">$3-n41</text:p>
          </table:table-cell>
          <table:table-cell table:style-name="t3.B3" office:value-type="string">
            <text:p text:style-name="P13">$3-n42</text:p>
          </table:table-cell>
          <table:table-cell table:style-name="t3.B3" office:value-type="string">
            <text:p text:style-name="P13">$3-n43</text:p>
          </table:table-cell>
          <table:table-cell table:style-name="t3.F3" office:value-type="string">
            <text:p text:style-name="P13">$3-n44</text:p>
          </table:table-cell>
        </table:table-row>
        <table:table-row table:style-name="t3.8">
          <table:table-cell table:style-name="t3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3.B8" office:value-type="string">
            <text:p text:style-name="P12"/>
          </table:table-cell>
          <table:table-cell table:style-name="t3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4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4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4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4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4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4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4.B3" office:value-type="string">
            <text:p text:style-name="P12"/>
          </table:table-cell>
          <table:table-cell table:style-name="t4.B3" office:value-type="string">
            <text:p text:style-name="P13">$4-61</text:p>
            <text:p text:style-name="P13">$4-71</text:p>
            <text:p text:style-name="P13">$4-81</text:p>
          </table:table-cell>
          <table:table-cell table:style-name="t4.B3" office:value-type="string">
            <text:p text:style-name="P13">$4-62</text:p>
            <text:p text:style-name="P13">$4-72</text:p>
            <text:p text:style-name="P13">$4-82</text:p>
          </table:table-cell>
          <table:table-cell table:style-name="t4.B3" office:value-type="string">
            <text:p text:style-name="P13">$4-63</text:p>
            <text:p text:style-name="P13">$4-73</text:p>
            <text:p text:style-name="P13">$4-83</text:p>
          </table:table-cell>
          <table:table-cell table:style-name="t4.F3" office:value-type="string">
            <text:p text:style-name="P13">$4-64</text:p>
            <text:p text:style-name="P13">$4-74</text:p>
            <text:p text:style-name="P13">$4-84</text:p>
          </table:table-cell>
        </table:table-row>
        <table:table-row>
          <table:table-cell table:style-name="t4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4.B3" office:value-type="string">
            <text:p text:style-name="P13">$4-00</text:p>
          </table:table-cell>
          <table:table-cell table:style-name="t4.B3" office:value-type="string">
            <text:p text:style-name="P13">$4-01</text:p>
          </table:table-cell>
          <table:table-cell table:style-name="t4.B3" office:value-type="string">
            <text:p text:style-name="P13">$4-02</text:p>
          </table:table-cell>
          <table:table-cell table:style-name="t4.B3" office:value-type="string">
            <text:p text:style-name="P13">$4-03</text:p>
          </table:table-cell>
          <table:table-cell table:style-name="t4.F3" office:value-type="string">
            <text:p text:style-name="P13">$4-04</text:p>
          </table:table-cell>
        </table:table-row>
        <table:table-row>
          <table:table-cell table:style-name="t4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4.B3" office:value-type="string">
            <text:p text:style-name="P12"/>
          </table:table-cell>
          <table:table-cell table:style-name="t4.B3" office:value-type="string">
            <text:p text:style-name="P13">$4-n21</text:p>
          </table:table-cell>
          <table:table-cell table:style-name="t4.B3" office:value-type="string">
            <text:p text:style-name="P13">$4-n22</text:p>
          </table:table-cell>
          <table:table-cell table:style-name="t4.B3" office:value-type="string">
            <text:p text:style-name="P13">$4-n23</text:p>
          </table:table-cell>
          <table:table-cell table:style-name="t4.F3" office:value-type="string">
            <text:p text:style-name="P13">$4-n24</text:p>
          </table:table-cell>
        </table:table-row>
        <table:table-row>
          <table:table-cell table:style-name="t4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4.B3" office:value-type="string">
            <text:p text:style-name="P12"/>
          </table:table-cell>
          <table:table-cell table:style-name="t4.B3" office:value-type="string">
            <text:p text:style-name="P13">$4-n31</text:p>
          </table:table-cell>
          <table:table-cell table:style-name="t4.B3" office:value-type="string">
            <text:p text:style-name="P13">$4-n32</text:p>
          </table:table-cell>
          <table:table-cell table:style-name="t4.B3" office:value-type="string">
            <text:p text:style-name="P13">$4-n33</text:p>
          </table:table-cell>
          <table:table-cell table:style-name="t4.F3" office:value-type="string">
            <text:p text:style-name="P13">$4-n34</text:p>
          </table:table-cell>
        </table:table-row>
        <table:table-row>
          <table:table-cell table:style-name="t4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4.B3" office:value-type="string">
            <text:p text:style-name="P12"/>
            <text:p text:style-name="P11"/>
          </table:table-cell>
          <table:table-cell table:style-name="t4.B3" office:value-type="string">
            <text:p text:style-name="P13">$4-n41</text:p>
          </table:table-cell>
          <table:table-cell table:style-name="t4.B3" office:value-type="string">
            <text:p text:style-name="P13">$4-n42</text:p>
          </table:table-cell>
          <table:table-cell table:style-name="t4.B3" office:value-type="string">
            <text:p text:style-name="P13">$4-n43</text:p>
          </table:table-cell>
          <table:table-cell table:style-name="t4.F3" office:value-type="string">
            <text:p text:style-name="P13">$4-n44</text:p>
          </table:table-cell>
        </table:table-row>
        <table:table-row table:style-name="t4.8">
          <table:table-cell table:style-name="t4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4.B8" office:value-type="string">
            <text:p text:style-name="P12"/>
          </table:table-cell>
          <table:table-cell table:style-name="t4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5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5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5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5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5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5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5.B3" office:value-type="string">
            <text:p text:style-name="P12"/>
          </table:table-cell>
          <table:table-cell table:style-name="t5.B3" office:value-type="string">
            <text:p text:style-name="P13">$5-61</text:p>
            <text:p text:style-name="P13">$5-71</text:p>
            <text:p text:style-name="P13">$5-81</text:p>
          </table:table-cell>
          <table:table-cell table:style-name="t5.B3" office:value-type="string">
            <text:p text:style-name="P13">$5-62</text:p>
            <text:p text:style-name="P13">$5-72</text:p>
            <text:p text:style-name="P13">$5-82</text:p>
          </table:table-cell>
          <table:table-cell table:style-name="t5.B3" office:value-type="string">
            <text:p text:style-name="P13">$5-63</text:p>
            <text:p text:style-name="P13">$5-73</text:p>
            <text:p text:style-name="P13">$5-83</text:p>
          </table:table-cell>
          <table:table-cell table:style-name="t5.F3" office:value-type="string">
            <text:p text:style-name="P13">$5-64</text:p>
            <text:p text:style-name="P13">$5-74</text:p>
            <text:p text:style-name="P13">$5-84</text:p>
          </table:table-cell>
        </table:table-row>
        <table:table-row>
          <table:table-cell table:style-name="t5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5.B3" office:value-type="string">
            <text:p text:style-name="P13">$5-00</text:p>
          </table:table-cell>
          <table:table-cell table:style-name="t5.B3" office:value-type="string">
            <text:p text:style-name="P13">$5-01</text:p>
          </table:table-cell>
          <table:table-cell table:style-name="t5.B3" office:value-type="string">
            <text:p text:style-name="P13">$5-02</text:p>
          </table:table-cell>
          <table:table-cell table:style-name="t5.B3" office:value-type="string">
            <text:p text:style-name="P13">$5-03</text:p>
          </table:table-cell>
          <table:table-cell table:style-name="t5.F3" office:value-type="string">
            <text:p text:style-name="P13">$5-04</text:p>
          </table:table-cell>
        </table:table-row>
        <table:table-row>
          <table:table-cell table:style-name="t5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5.B3" office:value-type="string">
            <text:p text:style-name="P12"/>
          </table:table-cell>
          <table:table-cell table:style-name="t5.B3" office:value-type="string">
            <text:p text:style-name="P13">$5-n21</text:p>
          </table:table-cell>
          <table:table-cell table:style-name="t5.B3" office:value-type="string">
            <text:p text:style-name="P13">$5-n22</text:p>
          </table:table-cell>
          <table:table-cell table:style-name="t5.B3" office:value-type="string">
            <text:p text:style-name="P13">$5-n23</text:p>
          </table:table-cell>
          <table:table-cell table:style-name="t5.F3" office:value-type="string">
            <text:p text:style-name="P13">$5-n24</text:p>
          </table:table-cell>
        </table:table-row>
        <table:table-row>
          <table:table-cell table:style-name="t5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5.B3" office:value-type="string">
            <text:p text:style-name="P12"/>
          </table:table-cell>
          <table:table-cell table:style-name="t5.B3" office:value-type="string">
            <text:p text:style-name="P13">$5-n31</text:p>
          </table:table-cell>
          <table:table-cell table:style-name="t5.B3" office:value-type="string">
            <text:p text:style-name="P13">$5-n32</text:p>
          </table:table-cell>
          <table:table-cell table:style-name="t5.B3" office:value-type="string">
            <text:p text:style-name="P13">$5-n33</text:p>
          </table:table-cell>
          <table:table-cell table:style-name="t5.F3" office:value-type="string">
            <text:p text:style-name="P13">$5-n34</text:p>
          </table:table-cell>
        </table:table-row>
        <table:table-row>
          <table:table-cell table:style-name="t5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5.B3" office:value-type="string">
            <text:p text:style-name="P12"/>
            <text:p text:style-name="P11"/>
          </table:table-cell>
          <table:table-cell table:style-name="t5.B3" office:value-type="string">
            <text:p text:style-name="P13">$5-n41</text:p>
          </table:table-cell>
          <table:table-cell table:style-name="t5.B3" office:value-type="string">
            <text:p text:style-name="P13">$5-n42</text:p>
          </table:table-cell>
          <table:table-cell table:style-name="t5.B3" office:value-type="string">
            <text:p text:style-name="P13">$5-n43</text:p>
          </table:table-cell>
          <table:table-cell table:style-name="t5.F3" office:value-type="string">
            <text:p text:style-name="P13">$5-n44</text:p>
          </table:table-cell>
        </table:table-row>
        <table:table-row table:style-name="t5.8">
          <table:table-cell table:style-name="t5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5.B8" office:value-type="string">
            <text:p text:style-name="P12"/>
          </table:table-cell>
          <table:table-cell table:style-name="t5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6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6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6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6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6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6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6.B3" office:value-type="string">
            <text:p text:style-name="P12"/>
          </table:table-cell>
          <table:table-cell table:style-name="t6.B3" office:value-type="string">
            <text:p text:style-name="P13">$6-61</text:p>
            <text:p text:style-name="P13">$6-71</text:p>
            <text:p text:style-name="P13">$6-81</text:p>
          </table:table-cell>
          <table:table-cell table:style-name="t6.B3" office:value-type="string">
            <text:p text:style-name="P13">$6-62</text:p>
            <text:p text:style-name="P13">$6-72</text:p>
            <text:p text:style-name="P13">$6-82</text:p>
          </table:table-cell>
          <table:table-cell table:style-name="t6.B3" office:value-type="string">
            <text:p text:style-name="P13">$6-63</text:p>
            <text:p text:style-name="P13">$6-73</text:p>
            <text:p text:style-name="P13">$6-83</text:p>
          </table:table-cell>
          <table:table-cell table:style-name="t6.F3" office:value-type="string">
            <text:p text:style-name="P13">$6-64</text:p>
            <text:p text:style-name="P13">$6-74</text:p>
            <text:p text:style-name="P13">$6-84</text:p>
          </table:table-cell>
        </table:table-row>
        <table:table-row>
          <table:table-cell table:style-name="t6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6.B3" office:value-type="string">
            <text:p text:style-name="P13">$6-00</text:p>
          </table:table-cell>
          <table:table-cell table:style-name="t6.B3" office:value-type="string">
            <text:p text:style-name="P13">$6-01</text:p>
          </table:table-cell>
          <table:table-cell table:style-name="t6.B3" office:value-type="string">
            <text:p text:style-name="P13">$6-02</text:p>
          </table:table-cell>
          <table:table-cell table:style-name="t6.B3" office:value-type="string">
            <text:p text:style-name="P13">$6-03</text:p>
          </table:table-cell>
          <table:table-cell table:style-name="t6.F3" office:value-type="string">
            <text:p text:style-name="P13">$6-04</text:p>
          </table:table-cell>
        </table:table-row>
        <table:table-row>
          <table:table-cell table:style-name="t6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6.B3" office:value-type="string">
            <text:p text:style-name="P12"/>
          </table:table-cell>
          <table:table-cell table:style-name="t6.B3" office:value-type="string">
            <text:p text:style-name="P13">$6-n21</text:p>
          </table:table-cell>
          <table:table-cell table:style-name="t6.B3" office:value-type="string">
            <text:p text:style-name="P13">$6-n22</text:p>
          </table:table-cell>
          <table:table-cell table:style-name="t6.B3" office:value-type="string">
            <text:p text:style-name="P13">$6-n23</text:p>
          </table:table-cell>
          <table:table-cell table:style-name="t6.F3" office:value-type="string">
            <text:p text:style-name="P13">$6-n24</text:p>
          </table:table-cell>
        </table:table-row>
        <table:table-row>
          <table:table-cell table:style-name="t6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6.B3" office:value-type="string">
            <text:p text:style-name="P12"/>
          </table:table-cell>
          <table:table-cell table:style-name="t6.B3" office:value-type="string">
            <text:p text:style-name="P13">$6-n31</text:p>
          </table:table-cell>
          <table:table-cell table:style-name="t6.B3" office:value-type="string">
            <text:p text:style-name="P13">$6-n32</text:p>
          </table:table-cell>
          <table:table-cell table:style-name="t6.B3" office:value-type="string">
            <text:p text:style-name="P13">$6-n33</text:p>
          </table:table-cell>
          <table:table-cell table:style-name="t6.F3" office:value-type="string">
            <text:p text:style-name="P13">$6-n34</text:p>
          </table:table-cell>
        </table:table-row>
        <table:table-row>
          <table:table-cell table:style-name="t6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6.B3" office:value-type="string">
            <text:p text:style-name="P12"/>
            <text:p text:style-name="P11"/>
          </table:table-cell>
          <table:table-cell table:style-name="t6.B3" office:value-type="string">
            <text:p text:style-name="P13">$6-n41</text:p>
          </table:table-cell>
          <table:table-cell table:style-name="t6.B3" office:value-type="string">
            <text:p text:style-name="P13">$6-n42</text:p>
          </table:table-cell>
          <table:table-cell table:style-name="t6.B3" office:value-type="string">
            <text:p text:style-name="P13">$6-n43</text:p>
          </table:table-cell>
          <table:table-cell table:style-name="t6.F3" office:value-type="string">
            <text:p text:style-name="P13">$6-n44</text:p>
          </table:table-cell>
        </table:table-row>
        <table:table-row table:style-name="t6.8">
          <table:table-cell table:style-name="t6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6.B8" office:value-type="string">
            <text:p text:style-name="P12"/>
          </table:table-cell>
          <table:table-cell table:style-name="t6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7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7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7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7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7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7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7.B3" office:value-type="string">
            <text:p text:style-name="P12"/>
          </table:table-cell>
          <table:table-cell table:style-name="t7.B3" office:value-type="string">
            <text:p text:style-name="P13">$7-61</text:p>
            <text:p text:style-name="P13">$7-71</text:p>
            <text:p text:style-name="P13">$7-81</text:p>
          </table:table-cell>
          <table:table-cell table:style-name="t7.B3" office:value-type="string">
            <text:p text:style-name="P13">$7-62</text:p>
            <text:p text:style-name="P13">$7-72</text:p>
            <text:p text:style-name="P13">$7-82</text:p>
          </table:table-cell>
          <table:table-cell table:style-name="t7.B3" office:value-type="string">
            <text:p text:style-name="P13">$7-63</text:p>
            <text:p text:style-name="P13">$7-73</text:p>
            <text:p text:style-name="P13">$7-83</text:p>
          </table:table-cell>
          <table:table-cell table:style-name="t7.F3" office:value-type="string">
            <text:p text:style-name="P13">$7-64</text:p>
            <text:p text:style-name="P13">$7-74</text:p>
            <text:p text:style-name="P13">$7-84</text:p>
          </table:table-cell>
        </table:table-row>
        <table:table-row>
          <table:table-cell table:style-name="t7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7.B3" office:value-type="string">
            <text:p text:style-name="P13">$7-00</text:p>
          </table:table-cell>
          <table:table-cell table:style-name="t7.B3" office:value-type="string">
            <text:p text:style-name="P13">$7-01</text:p>
          </table:table-cell>
          <table:table-cell table:style-name="t7.B3" office:value-type="string">
            <text:p text:style-name="P13">$7-02</text:p>
          </table:table-cell>
          <table:table-cell table:style-name="t7.B3" office:value-type="string">
            <text:p text:style-name="P13">$7-03</text:p>
          </table:table-cell>
          <table:table-cell table:style-name="t7.F3" office:value-type="string">
            <text:p text:style-name="P13">$7-04</text:p>
          </table:table-cell>
        </table:table-row>
        <table:table-row>
          <table:table-cell table:style-name="t7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7.B3" office:value-type="string">
            <text:p text:style-name="P12"/>
          </table:table-cell>
          <table:table-cell table:style-name="t7.B3" office:value-type="string">
            <text:p text:style-name="P13">$7-n21</text:p>
          </table:table-cell>
          <table:table-cell table:style-name="t7.B3" office:value-type="string">
            <text:p text:style-name="P13">$7-n22</text:p>
          </table:table-cell>
          <table:table-cell table:style-name="t7.B3" office:value-type="string">
            <text:p text:style-name="P13">$7-n23</text:p>
          </table:table-cell>
          <table:table-cell table:style-name="t7.F3" office:value-type="string">
            <text:p text:style-name="P13">$7-n24</text:p>
          </table:table-cell>
        </table:table-row>
        <table:table-row>
          <table:table-cell table:style-name="t7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7.B3" office:value-type="string">
            <text:p text:style-name="P12"/>
          </table:table-cell>
          <table:table-cell table:style-name="t7.B3" office:value-type="string">
            <text:p text:style-name="P13">$7-n31</text:p>
          </table:table-cell>
          <table:table-cell table:style-name="t7.B3" office:value-type="string">
            <text:p text:style-name="P13">$7-n32</text:p>
          </table:table-cell>
          <table:table-cell table:style-name="t7.B3" office:value-type="string">
            <text:p text:style-name="P13">$7-n33</text:p>
          </table:table-cell>
          <table:table-cell table:style-name="t7.F3" office:value-type="string">
            <text:p text:style-name="P13">$7-n34</text:p>
          </table:table-cell>
        </table:table-row>
        <table:table-row>
          <table:table-cell table:style-name="t7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7.B3" office:value-type="string">
            <text:p text:style-name="P12"/>
            <text:p text:style-name="P11"/>
          </table:table-cell>
          <table:table-cell table:style-name="t7.B3" office:value-type="string">
            <text:p text:style-name="P13">$7-n41</text:p>
          </table:table-cell>
          <table:table-cell table:style-name="t7.B3" office:value-type="string">
            <text:p text:style-name="P13">$7-n42</text:p>
          </table:table-cell>
          <table:table-cell table:style-name="t7.B3" office:value-type="string">
            <text:p text:style-name="P13">$7-n43</text:p>
          </table:table-cell>
          <table:table-cell table:style-name="t7.F3" office:value-type="string">
            <text:p text:style-name="P13">$7-n44</text:p>
          </table:table-cell>
        </table:table-row>
        <table:table-row table:style-name="t7.8">
          <table:table-cell table:style-name="t7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7.B8" office:value-type="string">
            <text:p text:style-name="P12"/>
          </table:table-cell>
          <table:table-cell table:style-name="t7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8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8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8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8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8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8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8.B3" office:value-type="string">
            <text:p text:style-name="P12"/>
          </table:table-cell>
          <table:table-cell table:style-name="t8.B3" office:value-type="string">
            <text:p text:style-name="P13">$8-61</text:p>
            <text:p text:style-name="P13">$8-71</text:p>
            <text:p text:style-name="P13">$8-81</text:p>
          </table:table-cell>
          <table:table-cell table:style-name="t8.B3" office:value-type="string">
            <text:p text:style-name="P13">$8-62</text:p>
            <text:p text:style-name="P13">$8-72</text:p>
            <text:p text:style-name="P13">$8-82</text:p>
          </table:table-cell>
          <table:table-cell table:style-name="t8.B3" office:value-type="string">
            <text:p text:style-name="P13">$8-63</text:p>
            <text:p text:style-name="P13">$8-73</text:p>
            <text:p text:style-name="P13">$8-83</text:p>
          </table:table-cell>
          <table:table-cell table:style-name="t8.F3" office:value-type="string">
            <text:p text:style-name="P13">$8-64</text:p>
            <text:p text:style-name="P13">$8-74</text:p>
            <text:p text:style-name="P13">$8-84</text:p>
          </table:table-cell>
        </table:table-row>
        <table:table-row>
          <table:table-cell table:style-name="t8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8.B3" office:value-type="string">
            <text:p text:style-name="P13">$8-00</text:p>
          </table:table-cell>
          <table:table-cell table:style-name="t8.B3" office:value-type="string">
            <text:p text:style-name="P13">$8-01</text:p>
          </table:table-cell>
          <table:table-cell table:style-name="t8.B3" office:value-type="string">
            <text:p text:style-name="P13">$8-02</text:p>
          </table:table-cell>
          <table:table-cell table:style-name="t8.B3" office:value-type="string">
            <text:p text:style-name="P13">$8-03</text:p>
          </table:table-cell>
          <table:table-cell table:style-name="t8.F3" office:value-type="string">
            <text:p text:style-name="P13">$8-04</text:p>
          </table:table-cell>
        </table:table-row>
        <table:table-row>
          <table:table-cell table:style-name="t8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8.B3" office:value-type="string">
            <text:p text:style-name="P12"/>
          </table:table-cell>
          <table:table-cell table:style-name="t8.B3" office:value-type="string">
            <text:p text:style-name="P13">$8-n21</text:p>
          </table:table-cell>
          <table:table-cell table:style-name="t8.B3" office:value-type="string">
            <text:p text:style-name="P13">$8-n22</text:p>
          </table:table-cell>
          <table:table-cell table:style-name="t8.B3" office:value-type="string">
            <text:p text:style-name="P13">$8-n23</text:p>
          </table:table-cell>
          <table:table-cell table:style-name="t8.F3" office:value-type="string">
            <text:p text:style-name="P13">$8-n24</text:p>
          </table:table-cell>
        </table:table-row>
        <table:table-row>
          <table:table-cell table:style-name="t8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8.B3" office:value-type="string">
            <text:p text:style-name="P12"/>
          </table:table-cell>
          <table:table-cell table:style-name="t8.B3" office:value-type="string">
            <text:p text:style-name="P13">$8-n31</text:p>
          </table:table-cell>
          <table:table-cell table:style-name="t8.B3" office:value-type="string">
            <text:p text:style-name="P13">$8-n32</text:p>
          </table:table-cell>
          <table:table-cell table:style-name="t8.B3" office:value-type="string">
            <text:p text:style-name="P13">$8-n33</text:p>
          </table:table-cell>
          <table:table-cell table:style-name="t8.F3" office:value-type="string">
            <text:p text:style-name="P13">$8-n34</text:p>
          </table:table-cell>
        </table:table-row>
        <table:table-row>
          <table:table-cell table:style-name="t8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8.B3" office:value-type="string">
            <text:p text:style-name="P12"/>
            <text:p text:style-name="P11"/>
          </table:table-cell>
          <table:table-cell table:style-name="t8.B3" office:value-type="string">
            <text:p text:style-name="P13">$8-n41</text:p>
          </table:table-cell>
          <table:table-cell table:style-name="t8.B3" office:value-type="string">
            <text:p text:style-name="P13">$8-n42</text:p>
          </table:table-cell>
          <table:table-cell table:style-name="t8.B3" office:value-type="string">
            <text:p text:style-name="P13">$8-n43</text:p>
          </table:table-cell>
          <table:table-cell table:style-name="t8.F3" office:value-type="string">
            <text:p text:style-name="P13">$8-n44</text:p>
          </table:table-cell>
        </table:table-row>
        <table:table-row table:style-name="t8.8">
          <table:table-cell table:style-name="t8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8.B8" office:value-type="string">
            <text:p text:style-name="P12"/>
          </table:table-cell>
          <table:table-cell table:style-name="t8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9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9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9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9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9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9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9.B3" office:value-type="string">
            <text:p text:style-name="P12"/>
          </table:table-cell>
          <table:table-cell table:style-name="t9.B3" office:value-type="string">
            <text:p text:style-name="P13">$9-61</text:p>
            <text:p text:style-name="P13">$9-71</text:p>
            <text:p text:style-name="P13">$9-81</text:p>
          </table:table-cell>
          <table:table-cell table:style-name="t9.B3" office:value-type="string">
            <text:p text:style-name="P13">$9-62</text:p>
            <text:p text:style-name="P13">$9-72</text:p>
            <text:p text:style-name="P13">$9-82</text:p>
          </table:table-cell>
          <table:table-cell table:style-name="t9.B3" office:value-type="string">
            <text:p text:style-name="P13">$9-63</text:p>
            <text:p text:style-name="P13">$9-73</text:p>
            <text:p text:style-name="P13">$9-83</text:p>
          </table:table-cell>
          <table:table-cell table:style-name="t9.F3" office:value-type="string">
            <text:p text:style-name="P13">$9-64</text:p>
            <text:p text:style-name="P13">$9-74</text:p>
            <text:p text:style-name="P13">$9-84</text:p>
          </table:table-cell>
        </table:table-row>
        <table:table-row>
          <table:table-cell table:style-name="t9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9.B3" office:value-type="string">
            <text:p text:style-name="P13">$9-00</text:p>
          </table:table-cell>
          <table:table-cell table:style-name="t9.B3" office:value-type="string">
            <text:p text:style-name="P13">$9-01</text:p>
          </table:table-cell>
          <table:table-cell table:style-name="t9.B3" office:value-type="string">
            <text:p text:style-name="P13">$9-02</text:p>
          </table:table-cell>
          <table:table-cell table:style-name="t9.B3" office:value-type="string">
            <text:p text:style-name="P13">$9-03</text:p>
          </table:table-cell>
          <table:table-cell table:style-name="t9.F3" office:value-type="string">
            <text:p text:style-name="P13">$9-04</text:p>
          </table:table-cell>
        </table:table-row>
        <table:table-row>
          <table:table-cell table:style-name="t9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9.B3" office:value-type="string">
            <text:p text:style-name="P12"/>
          </table:table-cell>
          <table:table-cell table:style-name="t9.B3" office:value-type="string">
            <text:p text:style-name="P13">$9-n21</text:p>
          </table:table-cell>
          <table:table-cell table:style-name="t9.B3" office:value-type="string">
            <text:p text:style-name="P13">$9-n22</text:p>
          </table:table-cell>
          <table:table-cell table:style-name="t9.B3" office:value-type="string">
            <text:p text:style-name="P13">$9-n23</text:p>
          </table:table-cell>
          <table:table-cell table:style-name="t9.F3" office:value-type="string">
            <text:p text:style-name="P13">$9-n24</text:p>
          </table:table-cell>
        </table:table-row>
        <table:table-row>
          <table:table-cell table:style-name="t9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9.B3" office:value-type="string">
            <text:p text:style-name="P12"/>
          </table:table-cell>
          <table:table-cell table:style-name="t9.B3" office:value-type="string">
            <text:p text:style-name="P13">$9-n31</text:p>
          </table:table-cell>
          <table:table-cell table:style-name="t9.B3" office:value-type="string">
            <text:p text:style-name="P13">$9-n32</text:p>
          </table:table-cell>
          <table:table-cell table:style-name="t9.B3" office:value-type="string">
            <text:p text:style-name="P13">$9-n33</text:p>
          </table:table-cell>
          <table:table-cell table:style-name="t9.F3" office:value-type="string">
            <text:p text:style-name="P13">$9-n34</text:p>
          </table:table-cell>
        </table:table-row>
        <table:table-row>
          <table:table-cell table:style-name="t9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9.B3" office:value-type="string">
            <text:p text:style-name="P12"/>
            <text:p text:style-name="P11"/>
          </table:table-cell>
          <table:table-cell table:style-name="t9.B3" office:value-type="string">
            <text:p text:style-name="P13">$9-n41</text:p>
          </table:table-cell>
          <table:table-cell table:style-name="t9.B3" office:value-type="string">
            <text:p text:style-name="P13">$9-n42</text:p>
          </table:table-cell>
          <table:table-cell table:style-name="t9.B3" office:value-type="string">
            <text:p text:style-name="P13">$9-n43</text:p>
          </table:table-cell>
          <table:table-cell table:style-name="t9.F3" office:value-type="string">
            <text:p text:style-name="P13">$9-n44</text:p>
          </table:table-cell>
        </table:table-row>
        <table:table-row table:style-name="t9.8">
          <table:table-cell table:style-name="t9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9.B8" office:value-type="string">
            <text:p text:style-name="P12"/>
          </table:table-cell>
          <table:table-cell table:style-name="t9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4"><text:span text:style-name="T13">Блок детектирования </text:span>нейтронного излучения с БДКН-04 № <text:span text:style-name="T13">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2"><text:span text:style-name="T23">Мощность дозы</text:span> в поверяемой точке</text:p>
            <text:p text:style-name="P45"><text:span text:style-name="T40">H*</text:span><text:span text:style-name="T45">oi</text:span><text:span text:style-name="T43">(10)</text:span></text:p>
          </table:table-cell>
          <table:table-cell table:style-name="t10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10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,3</text:span></text:p>
            <text:p text:style-name="P35">1-10</text:p>
          </table:table-cell>
          <table:table-cell table:style-name="t10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0,</text:span>866</text:p>
            <text:p text:style-name="P11"><text:span text:style-name="T40">H</text:span><text:span text:style-name="T37">*</text:span><text:span text:style-name="T45">oi</text:span><text:span text:style-name="T43">(10)</text:span><text:span text:style-name="T10">=</text:span><text:span text:style-name="T23">80</text:span></text:p>
            <text:p text:style-name="P13">20-100</text:p>
          </table:table-cell>
          <table:table-cell table:style-name="t10.B2" office:value-type="string">
            <text:p text:style-name="P47">ИБН-8-6</text:p>
            <text:p text:style-name="P46">№<text:span text:style-name="T10">010</text:span></text:p>
            <text:p text:style-name="P46"><text:span text:style-name="T10">R=1,0</text:span>м</text:p>
            <text:p text:style-name="P46"><text:span text:style-name="T10">B(R)=0,</text:span>957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331</text:span></text:p>
            <text:p text:style-name="P49">2<text:span text:style-name="T54">·</text:span>10<text:span text:style-name="T50">2</text:span>-10<text:span text:style-name="T50">3</text:span></text:p>
          </table:table-cell>
          <table:table-cell table:style-name="t10.F2" office:value-type="string">
            <text:p text:style-name="P47">ИБН-8-6</text:p>
            <text:p text:style-name="P46">№<text:span text:style-name="T10">010</text:span></text:p>
            <text:p text:style-name="P46"><text:span text:style-name="T10">R=0,5</text:span>м</text:p>
            <text:p text:style-name="P46"><text:span text:style-name="T10">B(R)=0,9</text:span>91</text:p>
            <text:p text:style-name="P46"><text:span text:style-name="T40">H</text:span><text:span text:style-name="T37">*</text:span><text:span text:style-name="T45">oi</text:span><text:span text:style-name="T43">(10)</text:span><text:span text:style-name="T10">=</text:span><text:span text:style-name="T23">1434</text:span></text:p>
            <text:p text:style-name="P49">2<text:span text:style-name="T54">·</text:span>10<text:span text:style-name="T50">3</text:span>-10<text:span text:style-name="T50">4</text:span></text:p>
          </table:table-cell>
        </table:table-row>
        <table:table-row>
          <table:table-cell table:style-name="t10.A3" office:value-type="string">
            <text:p text:style-name="P44">Показания прибора в поверяемой точке</text:p>
            <text:p text:style-name="P43"><text:span text:style-name="T41">H</text:span><text:span text:style-name="T38">*</text:span><text:span text:style-name="T46">i</text:span><text:span text:style-name="T44">(10) мкЗв/ч, </text:span><text:span text:style-name="T52">±δ</text:span><text:span text:style-name="T16">ст</text:span>, 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3">$10-61</text:p>
            <text:p text:style-name="P13">$10-71</text:p>
            <text:p text:style-name="P13">$10-81</text:p>
          </table:table-cell>
          <table:table-cell table:style-name="t10.B3" office:value-type="string">
            <text:p text:style-name="P13">$10-62</text:p>
            <text:p text:style-name="P13">$10-72</text:p>
            <text:p text:style-name="P13">$10-82</text:p>
          </table:table-cell>
          <table:table-cell table:style-name="t10.B3" office:value-type="string">
            <text:p text:style-name="P13">$10-63</text:p>
            <text:p text:style-name="P13">$10-73</text:p>
            <text:p text:style-name="P13">$10-83</text:p>
          </table:table-cell>
          <table:table-cell table:style-name="t10.F3" office:value-type="string">
            <text:p text:style-name="P13">$10-64</text:p>
            <text:p text:style-name="P13">$10-74</text:p>
            <text:p text:style-name="P13">$10-84</text:p>
          </table:table-cell>
        </table:table-row>
        <table:table-row>
          <table:table-cell table:style-name="t10.A3" office:value-type="string">
            <text:p text:style-name="P44">Среднее значение показаний, <text:span text:style-name="T42">H</text:span><text:span text:style-name="T38">*</text:span><text:span text:style-name="T46">i</text:span><text:span text:style-name="T44">(10) мкЗв/ч</text:span></text:p>
          </table:table-cell>
          <table:table-cell table:style-name="t10.B3" office:value-type="string">
            <text:p text:style-name="P13">$10-00</text:p>
          </table:table-cell>
          <table:table-cell table:style-name="t10.B3" office:value-type="string">
            <text:p text:style-name="P13">$10-01</text:p>
          </table:table-cell>
          <table:table-cell table:style-name="t10.B3" office:value-type="string">
            <text:p text:style-name="P13">$10-02</text:p>
          </table:table-cell>
          <table:table-cell table:style-name="t10.B3" office:value-type="string">
            <text:p text:style-name="P13">$10-03</text:p>
          </table:table-cell>
          <table:table-cell table:style-name="t10.F3" office:value-type="string">
            <text:p text:style-name="P13">$10-04</text:p>
          </table:table-cell>
        </table:table-row>
        <table:table-row>
          <table:table-cell table:style-name="t10.A3" office:value-type="string">
            <text:p text:style-name="P44">Результат измерения мощности дозы в поверяемой точке</text:p>
            <text:p text:style-name="P43"><text:span text:style-name="T41">H</text:span><text:span text:style-name="T38">*</text:span><text:span text:style-name="T47">пр</text:span><text:span text:style-name="T48">i</text:span><text:span text:style-name="T44">(10) мкЗв/ч</text:span>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3">$10-n21</text:p>
          </table:table-cell>
          <table:table-cell table:style-name="t10.B3" office:value-type="string">
            <text:p text:style-name="P13">$10-n22</text:p>
          </table:table-cell>
          <table:table-cell table:style-name="t10.B3" office:value-type="string">
            <text:p text:style-name="P13">$10-n23</text:p>
          </table:table-cell>
          <table:table-cell table:style-name="t10.F3" office:value-type="string">
            <text:p text:style-name="P13">$10-n24</text:p>
          </table:table-cell>
        </table:table-row>
        <table:table-row>
          <table:table-cell table:style-name="t10.A3" office:value-type="string">
            <text:p text:style-name="P40">Основная относительная погрешность измерения, <text:s/><text:span text:style-name="T15">θ</text:span><text:span text:style-name="T22">пр</text:span><text:span text:style-name="T19">i</text:span>, 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3">$10-n31</text:p>
          </table:table-cell>
          <table:table-cell table:style-name="t10.B3" office:value-type="string">
            <text:p text:style-name="P13">$10-n32</text:p>
          </table:table-cell>
          <table:table-cell table:style-name="t10.B3" office:value-type="string">
            <text:p text:style-name="P13">$10-n33</text:p>
          </table:table-cell>
          <table:table-cell table:style-name="t10.F3" office:value-type="string">
            <text:p text:style-name="P13">$10-n34</text:p>
          </table:table-cell>
        </table:table-row>
        <table:table-row>
          <table:table-cell table:style-name="t10.A3" office:value-type="string">
            <text:p text:style-name="P40">Доверительная граница основной относительной погрешности, <text:span text:style-name="T53">Δ</text:span><text:span text:style-name="T20">i</text:span>, %</text:p>
          </table:table-cell>
          <table:table-cell table:style-name="t10.B3" office:value-type="string">
            <text:p text:style-name="P12"/>
            <text:p text:style-name="P11"/>
          </table:table-cell>
          <table:table-cell table:style-name="t10.B3" office:value-type="string">
            <text:p text:style-name="P13">$10-n41</text:p>
          </table:table-cell>
          <table:table-cell table:style-name="t10.B3" office:value-type="string">
            <text:p text:style-name="P13">$10-n42</text:p>
          </table:table-cell>
          <table:table-cell table:style-name="t10.B3" office:value-type="string">
            <text:p text:style-name="P13">$10-n43</text:p>
          </table:table-cell>
          <table:table-cell table:style-name="t10.F3" office:value-type="string">
            <text:p text:style-name="P13">$10-n44</text:p>
          </table:table-cell>
        </table:table-row>
        <table:table-row table:style-name="t10.8">
          <table:table-cell table:style-name="t10.A8" office:value-type="string">
            <text:p text:style-name="P50"><text:span text:style-name="T25">Пределосновной </text:span>относительной погрешности , %</text:p>
          </table:table-cell>
          <table:table-cell table:style-name="t10.B8" office:value-type="string">
            <text:p text:style-name="P12"/>
          </table:table-cell>
          <table:table-cell table:style-name="t10.C8" table:number-columns-spanned="4" office:value-type="string">
            <text:p text:style-name="P12">±<text:span text:style-name="T23">20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C2" office:value-type="string">
            <text:p text:style-name="P24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24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3in" draw:visible-area-height="1.8469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0T16:52:36.05</dc:date>
    <meta:print-date>2019-04-03T15:18:00</meta:print-date>
    <meta:editing-cycles>149</meta:editing-cycles>
    <meta:editing-duration>PT9H25M34S</meta:editing-duration>
    <meta:generator>OpenOffice/4.1.6$Win32 OpenOffice.org_project/416m1$Build-9790</meta:generator>
    <meta:document-statistic meta:table-count="11" meta:image-count="0" meta:object-count="1" meta:page-count="6" meta:paragraph-count="696" meta:word-count="1225" meta:character-count="8563"/>
  </office:meta>
</office:document-meta>
</file>